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2.9626in"/>
    </style:style>
    <style:style style:name="co7" style:family="table-column">
      <style:table-column-properties fo:break-before="auto" style:column-width="7.4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FSCON-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Hour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Rooms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09:30:00</text:p>
          </table:table-cell>
          <table:table-cell table:formula="of:=VLOOKUP([.F2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egulation, AI and the State of Software Freedom in Europe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Seminar 1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00:00</text:p>
          </table:table-cell>
          <table:table-cell table:formula="of:=VLOOKUP([.F3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RIOS (Rete Italiana Open Source) presents latest updates on the OSPO Alliance and the Good Governance Initiative.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Seminar 3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4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he Innovation Paradox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Seminar 2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he Innovation Paradox (NO)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Seminar 4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6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ZOOOM Toolkit Interactive Workshop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Seminar 2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40:00</text:p>
          </table:table-cell>
          <table:table-cell table:formula="of:=VLOOKUP([.F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The ZOOOM Framework: An Ecosystemic Perspective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Seminar 3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8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ZOOOM Project track introduction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Seminar 4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9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The ZOOOM Framework: Business Aspects of FOSS and Beyond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Seminar 2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10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The ZOOOM Framework: Legal aspects of FOSS and beyond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Seminar 1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40:00</text:p>
          </table:table-cell>
          <table:table-cell table:formula="of:=VLOOKUP([.F11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Can AI counteract Health-related Fake News?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Seminar 2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12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The CORD-19 Topic Visualizer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Auditorium (A2)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13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Data-driven knowledge discovery from Brain Imaging of Alzheimer’s disease patients</text:p>
          </table:table-cell>
          <table:table-cell table:number-columns-repeated="2"/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14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AI Algorithms for Digital Therapeutics</text:p>
          </table:table-cell>
          <table:table-cell table:number-columns-repeated="2"/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Return to sender – A beginner’s guide to run your own small mail server</text:p>
          </table:table-cell>
          <table:table-cell table:number-columns-repeated="2"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6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ow to create an Open Source business and still make money</text:p>
          </table:table-cell>
          <table:table-cell table:number-columns-repeated="2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7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Online QA courses – new reality or a scam?</text:p>
          </table:table-cell>
          <table:table-cell table:number-columns-repeated="2"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8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NS as code with octoDNS</text:p>
          </table:table-cell>
          <table:table-cell table:number-columns-repeated="2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9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ow to contribuite in open source projects even if you are not a genius!:)</text:p>
          </table:table-cell>
          <table:table-cell table:number-columns-repeated="2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20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torms and Models</text:p>
          </table:table-cell>
          <table:table-cell table:number-columns-repeated="2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21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Youth Hacking 4 Freedom</text:p>
          </table:table-cell>
          <table:table-cell table:number-columns-repeated="2"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20:00</text:p>
          </table:table-cell>
          <table:table-cell table:formula="of:=VLOOKUP([.F22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Decoding the Corporate Maze</text:p>
          </table:table-cell>
          <table:table-cell table:number-columns-repeated="2"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20:00</text:p>
          </table:table-cell>
          <table:table-cell table:formula="of:=VLOOKUP([.F23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Software testing for remote proof of concept studies of digital therapies</text:p>
          </table:table-cell>
          <table:table-cell table:number-columns-repeated="2"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24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Home4Me – IoT and AI at service of disability</text:p>
          </table:table-cell>
          <table:table-cell table:number-columns-repeated="2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25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Gimme! Gimme! Gimme! (Some good algorithms)</text:p>
          </table:table-cell>
          <table:table-cell table:number-columns-repeated="2"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26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Management of large genomic data with free software</text:p>
          </table:table-cell>
          <table:table-cell table:number-columns-repeated="2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2:40:00</text:p>
          </table:table-cell>
          <table:table-cell table:formula="of:=VLOOKUP([.F2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From the design to reality is here the Community Open Hardware PowerPC Notebook</text:p>
          </table:table-cell>
          <table:table-cell table:number-columns-repeated="2"/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2:20:00</text:p>
          </table:table-cell>
          <table:table-cell table:formula="of:=VLOOKUP([.F28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The Future of Connectivity, Open Internet and Human Rights</text:p>
          </table:table-cell>
          <table:table-cell table:number-columns-repeated="2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2:00:00</text:p>
          </table:table-cell>
          <table:table-cell table:formula="of:=VLOOKUP([.F29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Intelligent Decision Support System for traceability system of MOAH &amp;amp</text:p>
          </table:table-cell>
          <table:table-cell table:number-columns-repeated="2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1:40:00</text:p>
          </table:table-cell>
          <table:table-cell table:formula="of:=VLOOKUP([.F30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Why open digital infrastructure matters</text:p>
          </table:table-cell>
          <table:table-cell table:number-columns-repeated="2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1:20:00</text:p>
          </table:table-cell>
          <table:table-cell table:formula="of:=VLOOKUP([.F31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SMODEX – a Python package for understanding the evolution of soil moisture anomalies</text:p>
          </table:table-cell>
          <table:table-cell table:number-columns-repeated="2"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1:00:00</text:p>
          </table:table-cell>
          <table:table-cell table:formula="of:=VLOOKUP([.F32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Achieving FAIRness with EDP-portal</text:p>
          </table:table-cell>
          <table:table-cell table:number-columns-repeated="2"/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33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Process Analysis Tools 4 Public Utility</text:p>
          </table:table-cell>
          <table:table-cell table:number-columns-repeated="2"/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0:20:00</text:p>
          </table:table-cell>
          <table:table-cell table:formula="of:=VLOOKUP([.F34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Free Software and Open Science</text:p>
          </table:table-cell>
          <table:table-cell table:number-columns-repeated="2"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0:00:00</text:p>
          </table:table-cell>
          <table:table-cell table:formula="of:=VLOOKUP([.F35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Embracing CI/CD workflows for building ETL pipelines</text:p>
          </table:table-cell>
          <table:table-cell table:number-columns-repeated="2"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09:40:00</text:p>
          </table:table-cell>
          <table:table-cell table:formula="of:=VLOOKUP([.F36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Real-time aeroplane tracking and the Open Data Hub</text:p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09:20:00</text:p>
          </table:table-cell>
          <table:table-cell table:formula="of:=VLOOKUP([.F3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How can Blockchain technologies incorporate AI solutions for a safer and efficient Open Data ecosystem.</text:p>
          </table:table-cell>
          <table:table-cell table:number-columns-repeated="2"/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40:00</text:p>
          </table:table-cell>
          <table:table-cell table:formula="of:=VLOOKUP([.F38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Monitoring the fleet of Sasa with free software</text:p>
          </table:table-cell>
          <table:table-cell table:number-columns-repeated="2"/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40:00</text:p>
          </table:table-cell>
          <table:table-cell table:formula="of:=VLOOKUP([.F39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Shaping the future with Data</text:p>
          </table:table-cell>
          <table:table-cell table:number-columns-repeated="2"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40:00</text:p>
          </table:table-cell>
          <table:table-cell table:formula="of:=VLOOKUP([.F4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Improving developer experience in Open Source Projects</text:p>
          </table:table-cell>
          <table:table-cell table:number-columns-repeated="2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4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Smart Werke Meran</text:p>
          </table:table-cell>
          <table:table-cell table:number-columns-repeated="2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42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roviding and Receiving Feedback in Open Source</text:p>
          </table:table-cell>
          <table:table-cell table:number-columns-repeated="2"/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43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The Entando Marketplace</text:p>
          </table:table-cell>
          <table:table-cell table:number-columns-repeated="2"/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44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How IoT and AI are revolutionizing Mass Customization</text:p>
          </table:table-cell>
          <table:table-cell table:number-columns-repeated="2"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2023" calcext:value-type="float">
            <text:p>2023</text:p>
          </table:table-cell>
          <table:table-cell table:style-name="Default" office:value-type="string" calcext:value-type="string">
            <text:p>✗</text:p>
          </table:table-cell>
          <table:table-cell office:value-type="string" calcext:value-type="string">
            <text:p>17:00:00</text:p>
          </table:table-cell>
          <table:table-cell table:formula="of:=VLOOKUP([.F4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Empowering Collaboration</text:p>
          </table:table-cell>
          <table:table-cell table:number-columns-repeated="2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46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CrudIt: an opensource framework that makes developers autonomous</text:p>
          </table:table-cell>
          <table:table-cell table:number-columns-repeated="2"/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47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European regulators cast their eyes on maturing OSS communities</text:p>
          </table:table-cell>
          <table:table-cell table:number-columns-repeated="2"/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48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BIM2FEM: From Building Information Modeling to Finite Element Analysis</text:p>
          </table:table-cell>
          <table:table-cell table:number-columns-repeated="2"/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49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Pitfalls and Mistakes When Dealing With Non-Functional Requirements</text:p>
          </table:table-cell>
          <table:table-cell table:number-columns-repeated="2"/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20:00</text:p>
          </table:table-cell>
          <table:table-cell table:formula="of:=VLOOKUP([.F50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KNOWAGE and AICS for 2030 agenda SDG goals monitoring</text:p>
          </table:table-cell>
          <table:table-cell table:number-columns-repeated="2"/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20:00</text:p>
          </table:table-cell>
          <table:table-cell table:formula="of:=VLOOKUP([.F51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TOGETHER IS BETTER</text:p>
          </table:table-cell>
          <table:table-cell table:number-columns-repeated="2"/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20:00</text:p>
          </table:table-cell>
          <table:table-cell table:formula="of:=VLOOKUP([.F52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The current state of SBOMs and SPDX</text:p>
          </table:table-cell>
          <table:table-cell table:number-columns-repeated="2"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20:00</text:p>
          </table:table-cell>
          <table:table-cell table:formula="of:=VLOOKUP([.F53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Kubernetes for IoT</text:p>
          </table:table-cell>
          <table:table-cell table:number-columns-repeated="2"/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54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Empowering Insights: Unveiling the latest innovations in KNOWAGE for BI and Data Visualization</text:p>
          </table:table-cell>
          <table:table-cell table:number-columns-repeated="2"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55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Continuos compliance @ Linaro</text:p>
          </table:table-cell>
          <table:table-cell table:number-columns-repeated="2"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56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Automating git for development on large distributed teams</text:p>
          </table:table-cell>
          <table:table-cell table:number-columns-repeated="2"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57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GovStack project a univeral E-Government</text:p>
          </table:table-cell>
          <table:table-cell table:number-columns-repeated="2"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58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Can we sustain Software Freedom in the mobile world?</text:p>
          </table:table-cell>
          <table:table-cell table:number-columns-repeated="2"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59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KYCS ‒ Know Your Code Sources (and let it be known)</text:p>
          </table:table-cell>
          <table:table-cell table:number-columns-repeated="2"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6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Don’t let microservices kill you!</text:p>
          </table:table-cell>
          <table:table-cell table:number-columns-repeated="2"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20:00</text:p>
          </table:table-cell>
          <table:table-cell table:formula="of:=VLOOKUP([.F6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Let’s monitor implementation of Free Software Policies!</text:p>
          </table:table-cell>
          <table:table-cell table:number-columns-repeated="2"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20:00</text:p>
          </table:table-cell>
          <table:table-cell table:formula="of:=VLOOKUP([.F62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Videobooks</text:p>
          </table:table-cell>
          <table:table-cell table:number-columns-repeated="2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20:00</text:p>
          </table:table-cell>
          <table:table-cell table:formula="of:=VLOOKUP([.F63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How do you really do GPL enforcement?</text:p>
          </table:table-cell>
          <table:table-cell table:number-columns-repeated="2"/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0:40:00</text:p>
          </table:table-cell>
          <table:table-cell table:formula="of:=VLOOKUP([.F64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MLOps with Kubernetes: unleash the power of the ecosystem!</text:p>
          </table:table-cell>
          <table:table-cell table:number-columns-repeated="2"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00:00</text:p>
          </table:table-cell>
          <table:table-cell table:formula="of:=VLOOKUP([.F65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The Brand-New Version of IGis Maps</text:p>
          </table:table-cell>
          <table:table-cell table:number-columns-repeated="2"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00:00</text:p>
          </table:table-cell>
          <table:table-cell table:formula="of:=VLOOKUP([.F66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Windows and Office “tax” refund</text:p>
          </table:table-cell>
          <table:table-cell table:number-columns-repeated="2"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00:00</text:p>
          </table:table-cell>
          <table:table-cell table:formula="of:=VLOOKUP([.F67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F-Droid – The place for your FOSS Apps</text:p>
          </table:table-cell>
          <table:table-cell table:number-columns-repeated="2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40:00</text:p>
          </table:table-cell>
          <table:table-cell table:formula="of:=VLOOKUP([.F68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Interoperable Europe Act: A real game changer?</text:p>
          </table:table-cell>
          <table:table-cell table:number-columns-repeated="2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40:00</text:p>
          </table:table-cell>
          <table:table-cell table:formula="of:=VLOOKUP([.F69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AI Law &amp;amp</text:p>
          </table:table-cell>
          <table:table-cell table:number-columns-repeated="2"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70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Open Tracing Tools: Overview and Comparison</text:p>
          </table:table-cell>
          <table:table-cell table:number-columns-repeated="2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7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Why Do We Need A Next Generation Internet?</text:p>
          </table:table-cell>
          <table:table-cell table:number-columns-repeated="2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72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Machine learning driven simulation of protein folding atomistic trajectories</text:p>
          </table:table-cell>
          <table:table-cell table:number-columns-repeated="2"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73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Reproducible Builds – the first 10 years</text:p>
          </table:table-cell>
          <table:table-cell table:number-columns-repeated="2"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74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A comparison of Open Source FaaS technologies</text:p>
          </table:table-cell>
          <table:table-cell table:number-columns-repeated="2"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00:00</text:p>
          </table:table-cell>
          <table:table-cell table:formula="of:=VLOOKUP([.F75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Free Software and AI in Europe</text:p>
          </table:table-cell>
          <table:table-cell table:number-columns-repeated="2"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00:00</text:p>
          </table:table-cell>
          <table:table-cell table:formula="of:=VLOOKUP([.F76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The History of, and Path forward for, Copyleft and the GPL</text:p>
          </table:table-cell>
          <table:table-cell table:number-columns-repeated="2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00:00</text:p>
          </table:table-cell>
          <table:table-cell table:formula="of:=VLOOKUP([.F77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squash the flakes!</text:p>
          </table:table-cell>
          <table:table-cell table:number-columns-repeated="2"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78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United We Stand</text:p>
          </table:table-cell>
          <table:table-cell table:number-columns-repeated="2"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40:00</text:p>
          </table:table-cell>
          <table:table-cell table:formula="of:=VLOOKUP([.F79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MindsHub no-profit</text:p>
          </table:table-cell>
          <table:table-cell table:number-columns-repeated="2"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40:00</text:p>
          </table:table-cell>
          <table:table-cell table:formula="of:=VLOOKUP([.F8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Accessibility improvements for Uyuni</text:p>
          </table:table-cell>
          <table:table-cell table:number-columns-repeated="2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20:00</text:p>
          </table:table-cell>
          <table:table-cell table:formula="of:=VLOOKUP([.F8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Recommending security fixes for weak open-source code with AI</text:p>
          </table:table-cell>
          <table:table-cell table:number-columns-repeated="2"/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20:00</text:p>
          </table:table-cell>
          <table:table-cell table:formula="of:=VLOOKUP([.F82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Sharing the power of appreciation: Celebrating ‘I Love Free Software Day’</text:p>
          </table:table-cell>
          <table:table-cell table:number-columns-repeated="2"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20:00</text:p>
          </table:table-cell>
          <table:table-cell table:formula="of:=VLOOKUP([.F83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Image Generation with Diffusion Models</text:p>
          </table:table-cell>
          <table:table-cell table:number-columns-repeated="2"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20:00</text:p>
          </table:table-cell>
          <table:table-cell table:formula="of:=VLOOKUP([.F84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Ithaca: the Clean and Hexagonal Architectural Island</text:p>
          </table:table-cell>
          <table:table-cell table:number-columns-repeated="2"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00:00</text:p>
          </table:table-cell>
          <table:table-cell table:formula="of:=VLOOKUP([.F85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MBBS: A Multimodal Behavioral Biometric Scheme for Smartphone User Authentication</text:p>
          </table:table-cell>
          <table:table-cell table:number-columns-repeated="2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00:00</text:p>
          </table:table-cell>
          <table:table-cell table:formula="of:=VLOOKUP([.F86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Sustainability of Open Source Software and Potentials in Developing Countries</text:p>
          </table:table-cell>
          <table:table-cell table:number-columns-repeated="2"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00:00</text:p>
          </table:table-cell>
          <table:table-cell table:formula="of:=VLOOKUP([.F8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Web Search, fresh and local</text:p>
          </table:table-cell>
          <table:table-cell table:number-columns-repeated="2"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00:00</text:p>
          </table:table-cell>
          <table:table-cell table:formula="of:=VLOOKUP([.F88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Write High Performance Clients for RabbitMQ</text:p>
          </table:table-cell>
          <table:table-cell table:number-columns-repeated="2"/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40:00</text:p>
          </table:table-cell>
          <table:table-cell table:formula="of:=VLOOKUP([.F89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Technical leverage analysis in the Python ecosystem: lessons learned</text:p>
          </table:table-cell>
          <table:table-cell table:number-columns-repeated="2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40:00</text:p>
          </table:table-cell>
          <table:table-cell table:formula="of:=VLOOKUP([.F90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Building an Awesome Product by Creating a Community Around It</text:p>
          </table:table-cell>
          <table:table-cell table:number-columns-repeated="2"/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40:00</text:p>
          </table:table-cell>
          <table:table-cell table:formula="of:=VLOOKUP([.F91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Democratizing Language and Vision Technology</text:p>
          </table:table-cell>
          <table:table-cell table:number-columns-repeated="2"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40:00</text:p>
          </table:table-cell>
          <table:table-cell table:formula="of:=VLOOKUP([.F92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The incredible machine: when automation backfires</text:p>
          </table:table-cell>
          <table:table-cell table:number-columns-repeated="2"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20:00</text:p>
          </table:table-cell>
          <table:table-cell table:formula="of:=VLOOKUP([.F93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Opensource to help increase organizations Cybersecurity posture</text:p>
          </table:table-cell>
          <table:table-cell table:number-columns-repeated="2"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20:00</text:p>
          </table:table-cell>
          <table:table-cell table:formula="of:=VLOOKUP([.F94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Combatting E-Waste’s Environmental Harm With Free Software</text:p>
          </table:table-cell>
          <table:table-cell table:number-columns-repeated="2"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20:00</text:p>
          </table:table-cell>
          <table:table-cell table:formula="of:=VLOOKUP([.F95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Optimizing Software Performance with Inductive Logic Programming: A Novel Approach</text:p>
          </table:table-cell>
          <table:table-cell table:number-columns-repeated="2"/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20:00</text:p>
          </table:table-cell>
          <table:table-cell table:formula="of:=VLOOKUP([.F96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Psydac: a Python IGA library for large-scale simulations</text:p>
          </table:table-cell>
          <table:table-cell table:number-columns-repeated="2"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00:00</text:p>
          </table:table-cell>
          <table:table-cell table:formula="of:=VLOOKUP([.F97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Software freedom primer on Self Sovereign Identity</text:p>
          </table:table-cell>
          <table:table-cell table:number-columns-repeated="2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00:00</text:p>
          </table:table-cell>
          <table:table-cell table:formula="of:=VLOOKUP([.F98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Beyond Google &amp;amp</text:p>
          </table:table-cell>
          <table:table-cell table:number-columns-repeated="2"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00:00</text:p>
          </table:table-cell>
          <table:table-cell table:formula="of:=VLOOKUP([.F99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From Novices to Innovators: Exploring the Possibilities with Free and Open Source AI Tools</text:p>
          </table:table-cell>
          <table:table-cell table:number-columns-repeated="2"/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00:00</text:p>
          </table:table-cell>
          <table:table-cell table:formula="of:=VLOOKUP([.F10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Flaky tests – how to deal with them</text:p>
          </table:table-cell>
          <table:table-cell table:number-columns-repeated="2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40:00</text:p>
          </table:table-cell>
          <table:table-cell table:formula="of:=VLOOKUP([.F10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Predict security attacks in FOSS</text:p>
          </table:table-cell>
          <table:table-cell table:number-columns-repeated="2"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40:00</text:p>
          </table:table-cell>
          <table:table-cell table:formula="of:=VLOOKUP([.F102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Transforming South Tyrol’s Economy: Empowering Tourism and Agriculture through Decentralized Applications (dApps)</text:p>
          </table:table-cell>
          <table:table-cell table:number-columns-repeated="2"/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40:00</text:p>
          </table:table-cell>
          <table:table-cell table:formula="of:=VLOOKUP([.F103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extcloud – how to keep up with the fast moving IT world</text:p>
          </table:table-cell>
          <table:table-cell table:number-columns-repeated="2"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40:00</text:p>
          </table:table-cell>
          <table:table-cell table:formula="of:=VLOOKUP([.F104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Pyccel: write Python code, get Fortran speed</text:p>
          </table:table-cell>
          <table:table-cell table:number-columns-repeated="2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0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Making the Internet Trustworthy</text:p>
          </table:table-cell>
          <table:table-cell table:number-columns-repeated="2"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20:00</text:p>
          </table:table-cell>
          <table:table-cell table:formula="of:=VLOOKUP([.F106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Community tidbits</text:p>
          </table:table-cell>
          <table:table-cell table:number-columns-repeated="2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20:00</text:p>
          </table:table-cell>
          <table:table-cell table:formula="of:=VLOOKUP([.F10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Self-hosted, Open Source Large Language Models (LLMs)</text:p>
          </table:table-cell>
          <table:table-cell table:number-columns-repeated="2"/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20:00</text:p>
          </table:table-cell>
          <table:table-cell table:formula="of:=VLOOKUP([.F108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The First Year of Eclipse Software Defined Vehicle: a successful “code first” approach</text:p>
          </table:table-cell>
          <table:table-cell table:number-columns-repeated="2"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0:00:00</text:p>
          </table:table-cell>
          <table:table-cell table:formula="of:=VLOOKUP([.F109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What the AI revolution means for Open Source, Open Tech and Open Societies</text:p>
          </table:table-cell>
          <table:table-cell table:number-columns-repeated="2"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09:00:00</text:p>
          </table:table-cell>
          <table:table-cell table:formula="of:=VLOOKUP([.F11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Opening SFSCON 2023</text:p>
          </table:table-cell>
          <table:table-cell table:number-columns-repeated="2"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1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ome4Me &amp;#8211</text:p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2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3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Write high performance clients with GO/.NET</text:p>
          </table:table-cell>
          <table:table-cell table:number-columns-repeated="2"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4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mproving developer experience in Open Source Projects</text:p>
          </table:table-cell>
          <table:table-cell table:number-columns-repeated="2"/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mproving developer experience in Open Source Projects</text:p>
          </table:table-cell>
          <table:table-cell table:number-columns-repeated="2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6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redictive analytics driven decision making in ICT solutions in mobility</text:p>
          </table:table-cell>
          <table:table-cell table:number-columns-repeated="2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7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utomating git for development and testing on large teams</text:p>
          </table:table-cell>
          <table:table-cell table:number-columns-repeated="2"/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8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MLOps with Kubernetes: unleash the power of the ecosystem!</text:p>
          </table:table-cell>
          <table:table-cell table:number-columns-repeated="2"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9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Free and Open Source AI Tools</text:p>
          </table:table-cell>
          <table:table-cell table:number-columns-repeated="2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20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rov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7T09:22:27.697990063</dc:date>
    <meta:editing-duration>PT3M1S</meta:editing-duration>
    <meta:editing-cycles>1</meta:editing-cycles>
    <meta:generator>LibreOffice/7.5.8.1$Linux_X86_64 LibreOffice_project/50$Build-1</meta:generator>
    <meta:document-statistic meta:table-count="1" meta:cell-count="837" meta:object-count="0"/>
  </office:meta>
</office:document-meta>
</file>